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office:value-type="string">
            <text:p>Year</text:p>
          </table:table-cell>
          <table:table-cell office:value-type="string">
            <text:p>Week</text:p>
          </table:table-cell>
          <table:table-cell office:value-type="string">
            <text:p>St_Martin_suspected</text:p>
          </table:table-cell>
          <table:table-cell office:value-type="string">
            <text:p>St_Martin_probable_confirmed</text:p>
          </table:table-cell>
          <table:table-cell office:value-type="string">
            <text:p>St_Marteen_suspected</text:p>
          </table:table-cell>
          <table:table-cell office:value-type="string">
            <text:p>St_Marteen_probable_confirmed</text:p>
          </table:table-cell>
          <table:table-cell office:value-type="string">
            <text:p>St_Barts_suspected</text:p>
          </table:table-cell>
          <table:table-cell office:value-type="string">
            <text:p>St_Barts_probable_confirmed</text:p>
          </table:table-cell>
          <table:table-cell office:value-type="string">
            <text:p>Martinique_suspected</text:p>
          </table:table-cell>
          <table:table-cell office:value-type="string">
            <text:p>Martinique_probable_confirmed</text:p>
          </table:table-cell>
          <table:table-cell office:value-type="string">
            <text:p>Guadeloupe_suspected</text:p>
          </table:table-cell>
          <table:table-cell office:value-type="string">
            <text:p>Guadeloupe_probable_confirmed</text:p>
          </table:table-cell>
          <table:table-cell office:value-type="string">
            <text:p>French_Guyane_suspected</text:p>
          </table:table-cell>
          <table:table-cell office:value-type="string">
            <text:p>French_Guyane_probable_confirmed</text:p>
          </table:table-cell>
          <table:table-cell office:value-type="string">
            <text:p>BVI_suspected</text:p>
          </table:table-cell>
          <table:table-cell office:value-type="string">
            <text:p>BVI_probable_confirmed</text:p>
          </table:table-cell>
          <table:table-cell office:value-type="string">
            <text:p>Anguilla_suspected</text:p>
          </table:table-cell>
          <table:table-cell office:value-type="string">
            <text:p>Anguilla_probable_confirmed</text:p>
          </table:table-cell>
          <table:table-cell office:value-type="string">
            <text:p>Dominica_suspected</text:p>
          </table:table-cell>
          <table:table-cell office:value-type="string">
            <text:p>Dominica_probable_confirmed</text:p>
          </table:table-cell>
          <table:table-cell office:value-type="string">
            <text:p>Aruba_suspected</text:p>
          </table:table-cell>
          <table:table-cell office:value-type="string">
            <text:p>Aruba_probable_confirmed</text:p>
          </table:table-cell>
          <table:table-cell office:value-type="string">
            <text:p>SKN_suspected</text:p>
          </table:table-cell>
          <table:table-cell office:value-type="string">
            <text:p>SKN_probable_confirmed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610">
            <text:p>610</text:p>
          </table:table-cell>
          <table:table-cell office:value-type="float" office:value="393">
            <text:p>393</text:p>
          </table:table-cell>
          <table:table-cell table:number-columns-repeated="2" office:value-type="string">
            <text:p>NA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655">
            <text:p>655</text:p>
          </table:table-cell>
          <table:table-cell office:value-type="float" office:value="267">
            <text:p>267</text:p>
          </table:table-cell>
          <table:table-cell office:value-type="float" office:value="172">
            <text:p>172</text:p>
          </table:table-cell>
          <table:table-cell office:value-type="float" office:value="68">
            <text:p>68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office:value-type="float" office:value="870">
            <text:p>870</text:p>
          </table:table-cell>
          <table:table-cell office:value-type="float" office:value="476">
            <text:p>476</text:p>
          </table:table-cell>
          <table:table-cell table:number-columns-repeated="2" office:value-type="string">
            <text:p>NA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980">
            <text:p>980</text:p>
          </table:table-cell>
          <table:table-cell office:value-type="float" office:value="364">
            <text:p>364</text:p>
          </table:table-cell>
          <table:table-cell office:value-type="float" office:value="545">
            <text:p>545</text:p>
          </table:table-cell>
          <table:table-cell office:value-type="float" office:value="119">
            <text:p>119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1025">
            <text:p>1025</text:p>
          </table:table-cell>
          <table:table-cell office:value-type="float" office:value="601">
            <text:p>601</text:p>
          </table:table-cell>
          <table:table-cell table:number-columns-repeated="2" office:value-type="string">
            <text:p>NA</text:p>
          </table:table-cell>
          <table:table-cell office:value-type="float" office:value="215">
            <text:p>215</text:p>
          </table:table-cell>
          <table:table-cell office:value-type="float" office:value="83">
            <text:p>83</text:p>
          </table:table-cell>
          <table:table-cell office:value-type="float" office:value="1480">
            <text:p>1480</text:p>
          </table:table-cell>
          <table:table-cell office:value-type="float" office:value="518">
            <text:p>518</text:p>
          </table:table-cell>
          <table:table-cell office:value-type="float" office:value="790">
            <text:p>790</text:p>
          </table:table-cell>
          <table:table-cell office:value-type="float" office:value="175">
            <text:p>17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10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1450">
            <text:p>1450</text:p>
          </table:table-cell>
          <table:table-cell office:value-type="float" office:value="653">
            <text:p>653</text:p>
          </table:table-cell>
          <table:table-cell office:value-type="string">
            <text:p>NA</text:p>
          </table:table-cell>
          <table:table-cell office:value-type="float" office:value="65">
            <text:p>65</text:p>
          </table:table-cell>
          <table:table-cell office:value-type="float" office:value="270">
            <text:p>270</text:p>
          </table:table-cell>
          <table:table-cell office:value-type="float" office:value="104">
            <text:p>104</text:p>
          </table:table-cell>
          <table:table-cell office:value-type="float" office:value="2040">
            <text:p>2040</text:p>
          </table:table-cell>
          <table:table-cell office:value-type="float" office:value="844">
            <text:p>844</text:p>
          </table:table-cell>
          <table:table-cell office:value-type="float" office:value="1120">
            <text:p>1120</text:p>
          </table:table-cell>
          <table:table-cell office:value-type="float" office:value="253">
            <text:p>253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1000"/>
        </table:table-row>
        <table:table-row table:style-name="ro3"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office:value-type="float" office:value="1780">
            <text:p>1780</text:p>
          </table:table-cell>
          <table:table-cell office:value-type="float" office:value="711">
            <text:p>711</text:p>
          </table:table-cell>
          <table:table-cell office:value-type="string">
            <text:p>NA</text:p>
          </table:table-cell>
          <table:table-cell office:value-type="float" office:value="65">
            <text:p>65</text:p>
          </table:table-cell>
          <table:table-cell office:value-type="float" office:value="350">
            <text:p>350</text:p>
          </table:table-cell>
          <table:table-cell office:value-type="float" office:value="114">
            <text:p>114</text:p>
          </table:table-cell>
          <table:table-cell office:value-type="float" office:value="3030">
            <text:p>3030</text:p>
          </table:table-cell>
          <table:table-cell office:value-type="float" office:value="943">
            <text:p>943</text:p>
          </table:table-cell>
          <table:table-cell office:value-type="float" office:value="1380">
            <text:p>1380</text:p>
          </table:table-cell>
          <table:table-cell office:value-type="float" office:value="335">
            <text:p>335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5">
            <text:p>45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2/21/2014</text:date>, <text:time>23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55S</meta:editing-duration>
    <meta:editing-cycles>7</meta:editing-cycles>
    <meta:generator>OpenOffice/4.0.0$Win32 OpenOffice.org_project/400m3$Build-9702</meta:generator>
    <dc:date>2014-02-21T23:30:09.02</dc:date>
    <dc:creator>Krisztian Magori</dc:creator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